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469dc" officeooo:paragraph-rsid="000469dc" fo:background-color="transparent" loext:shadow="none"/>
    </style:style>
    <style:style style:name="P2"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514fb" officeooo:paragraph-rsid="0005e8e6" fo:background-color="transparent" loext:shadow="none"/>
    </style:style>
    <style:style style:name="P3"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5e8e6" officeooo:paragraph-rsid="0005e8e6" fo:background-color="transparent" loext:shadow="none"/>
    </style:style>
    <style:style style:name="P4"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9b08c" officeooo:paragraph-rsid="000bc85f" fo:background-color="transparent" loext:shadow="none"/>
    </style:style>
    <style:style style:name="P5"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e2ef5" officeooo:paragraph-rsid="000e2ef5" fo:background-color="transparent" loext:shadow="none"/>
    </style:style>
    <style:style style:name="P6"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bc85f" officeooo:paragraph-rsid="000cf0a4"/>
    </style:style>
    <style:style style:name="P7"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e2ef5" officeooo:paragraph-rsid="000e2ef5"/>
    </style:style>
    <style:style style:name="P8" style:family="paragraph" style:parent-style-name="Text_20_body" style:master-page-name="">
      <loext:graphic-properties draw:fill="none"/>
      <style:paragraph-properties fo:margin-left="0cm" fo:margin-right="0cm" fo:margin-top="0.4cm" fo:margin-bottom="0.25cm" loext:contextual-spacing="false" fo:line-height="100%" fo:text-align="justify" style:justify-single-word="false" fo:text-indent="0.801cm" style:auto-text-indent="false" style:page-number="auto" fo:background-color="transparent"/>
      <style:text-properties fo:font-variant="normal" fo:text-transform="none" fo:color="#000000" style:text-line-through-style="none" style:text-line-through-type="none" style:font-name="Caladea" fo:font-size="12pt" fo:language="fr" fo:country="FR" fo:font-style="normal" style:text-underline-style="none" fo:font-weight="normal" officeooo:rsid="000c05d5" officeooo:paragraph-rsid="0000a785" style:text-blinking="false" fo:background-color="transparent" loext:shadow="none"/>
    </style:style>
    <style:style style:name="P9" style:family="paragraph" style:parent-style-name="Text_20_body">
      <style:paragraph-properties fo:line-height="100%"/>
      <style:text-properties style:font-name="Caladea" fo:language="fr" fo:country="FR"/>
    </style:style>
    <style:style style:name="P10"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12" style:family="paragraph" style:parent-style-name="Text_20_body">
      <style:paragraph-properties fo:margin-top="0.353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13" style:family="paragraph" style:parent-style-name="Text_20_body">
      <style:paragraph-properties fo:margin-top="0.353cm" fo:margin-bottom="0cm" loext:contextual-spacing="false" fo:line-height="100%" fo:text-align="justify" style:justify-single-word="false" style:writing-mode="lr-tb"/>
      <style:text-properties style:font-name="Caladea" fo:language="fr" fo:country="FR" fo:font-weight="normal"/>
    </style:style>
    <style:style style:name="P14" style:family="paragraph" style:parent-style-name="Heading_20_3">
      <style:text-properties style:font-name="Caladea" fo:language="fr" fo:country="FR" officeooo:paragraph-rsid="000cf0a4"/>
    </style:style>
    <style:style style:name="P15" style:family="paragraph" style:parent-style-name="Heading_20_3">
      <style:text-properties style:font-name="Caladea" fo:language="fr" fo:country="FR" officeooo:rsid="000cf0a4" officeooo:paragraph-rsid="000cf0a4"/>
    </style:style>
    <style:style style:name="P16" style:family="paragraph" style:parent-style-name="Heading_20_3">
      <style:paragraph-properties fo:break-before="page"/>
      <style:text-properties style:font-name="Caladea" fo:language="fr" fo:country="FR"/>
    </style:style>
    <style:style style:name="P17" style:family="paragraph" style:parent-style-name="Standard">
      <style:paragraph-properties fo:margin-left="0cm" fo:margin-right="0cm" fo:margin-top="0cm" fo:margin-bottom="0cm" loext:contextual-spacing="false" fo:line-height="107%" fo:text-align="justify" style:justify-single-word="false" fo:text-indent="0cm" style:auto-text-indent="false" style:writing-mode="lr-tb"/>
      <style:text-properties style:font-name="Caladea" fo:language="fr" fo:country="FR" officeooo:paragraph-rsid="001237ae"/>
    </style:style>
    <style:style style:name="P18" style:family="paragraph" style:parent-style-name="Standard">
      <loext:graphic-properties draw:fill="none"/>
      <style:paragraph-properties fo:margin-left="0cm" fo:margin-right="0cm" fo:margin-top="0.3cm" fo:margin-bottom="0cm" loext:contextual-spacing="false" fo:line-height="107%" fo:text-align="justify" style:justify-single-word="false" fo:orphans="2" fo:widows="2" fo:text-indent="0cm" style:auto-text-indent="false" fo:background-color="transparent" style:writing-mode="lr-tb"/>
      <style:text-properties style:font-name="Caladea" officeooo:paragraph-rsid="001237ae"/>
    </style:style>
    <style:style style:name="P19"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1237ae"/>
    </style:style>
    <style:style style:name="P20"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1237ae"/>
    </style:style>
    <style:style style:name="P21"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1237ae"/>
    </style:style>
    <style:style style:name="P22" style:family="paragraph" style:parent-style-name="Standard">
      <style:paragraph-properties fo:margin-left="0cm" fo:margin-right="0cm" fo:line-height="107%" fo:text-align="justify" style:justify-single-word="false" fo:text-indent="1.249cm" style:auto-text-indent="false" style:writing-mode="lr-tb"/>
      <style:text-properties style:font-name="Caladea" fo:language="fr" fo:country="FR"/>
    </style:style>
    <style:style style:name="P23" style:family="paragraph" style:parent-style-name="Standard">
      <style:paragraph-properties fo:margin-left="0cm" fo:margin-right="0cm" fo:margin-top="0cm" fo:margin-bottom="0cm" loext:contextual-spacing="false" fo:line-height="107%" fo:text-align="justify" style:justify-single-word="false" fo:text-indent="1.251cm" style:auto-text-indent="false" style:writing-mode="lr-tb"/>
      <style:text-properties style:font-name="Caladea" fo:language="fr" fo:country="FR"/>
    </style:style>
    <style:style style:name="P24" style:family="paragraph" style:parent-style-name="Standard">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1237ae" officeooo:paragraph-rsid="001237ae" fo:background-color="transparent" loext:shadow="none"/>
    </style:style>
    <style:style style:name="P25" style:family="paragraph" style:parent-style-name="Heading_20_1">
      <style:text-properties style:font-name="Caladea" fo:language="fr" fo:country="FR" fo:background-color="transparent" loext:shadow="none"/>
    </style:style>
    <style:style style:name="P26" style:family="paragraph" style:parent-style-name="Heading_20_2">
      <style:text-properties style:font-name="Caladea" fo:language="fr" fo:country="FR" officeooo:rsid="0000a785" officeooo:paragraph-rsid="0000a785" fo:background-color="transparent" loext:shadow="none"/>
    </style:style>
    <style:style style:name="P27" style:family="paragraph" style:parent-style-name="Heading_20_4">
      <style:paragraph-properties fo:margin-top="0.494cm" fo:margin-bottom="0.141cm" loext:contextual-spacing="false" fo:line-height="100%" style:writing-mode="lr-tb"/>
      <style:text-properties fo:font-variant="normal" fo:text-transform="none" fo:color="#666666" style:text-line-through-style="none" style:text-line-through-type="none" style:font-name="Caladea" fo:font-size="12pt" fo:language="fr" fo:country="FR" fo:font-style="normal" style:text-underline-style="none" fo:font-weight="normal" style:text-blinking="false" fo:background-color="transparent"/>
    </style:style>
    <style:style style:name="T1" style:family="text">
      <style:text-properties officeooo:rsid="00029713"/>
    </style:style>
    <style:style style:name="T2" style:family="text">
      <style:text-properties officeooo:rsid="0005e8e6"/>
    </style:style>
    <style:style style:name="T3" style:family="text">
      <style:text-properties officeooo:rsid="0007b1c2"/>
    </style:style>
    <style:style style:name="T4" style:family="text">
      <style:text-properties officeooo:rsid="0009ca66"/>
    </style:style>
    <style:style style:name="T5" style:family="text">
      <style:text-properties fo:background-color="transparent" loext:char-shading-value="0" loext:shadow="none"/>
    </style:style>
    <style:style style:name="T6" style:family="text">
      <style:text-properties officeooo:rsid="000c05d5" fo:background-color="transparent" loext:char-shading-value="0" loext:shadow="none"/>
    </style:style>
    <style:style style:name="T7" style:family="text">
      <style:text-properties officeooo:rsid="000bc85f" fo:background-color="transparent" loext:char-shading-value="0" loext:shadow="none"/>
    </style:style>
    <style:style style:name="T8" style:family="text">
      <style:text-properties officeooo:rsid="00106733" fo:background-color="transparent" loext:char-shading-value="0" loext:shadow="none"/>
    </style:style>
    <style:style style:name="T9" style:family="text">
      <style:text-properties officeooo:rsid="0010b1b8" fo:background-color="transparent" loext:char-shading-value="0" loext:shadow="none"/>
    </style:style>
    <style:style style:name="T10" style:family="text">
      <style:text-properties officeooo:rsid="001237ae" fo:background-color="transparent" loext:char-shading-value="0" loext:shadow="none"/>
    </style:style>
    <style:style style:name="T11" style:family="text">
      <style:text-properties style:font-name="Caladea" fo:language="fr" fo:country="FR" officeooo:rsid="001237ae" fo:background-color="transparent" loext:char-shading-value="0" loext:shadow="none"/>
    </style:style>
    <style:style style:name="T12" style:family="text">
      <style:text-properties style:font-name="Caladea" fo:language="en" fo:country="US" officeooo:rsid="001237ae" fo:background-color="transparent" loext:char-shading-value="0" loext:shadow="none"/>
    </style:style>
    <style:style style:name="T13" style:family="text">
      <style:text-properties fo:language="en" fo:country="US"/>
    </style:style>
    <style:style style:name="T14" style:family="text">
      <style:text-properties fo:language="en" fo:country="US" officeooo:rsid="001237ae" fo:background-color="transparent" loext:char-shading-value="0" loext:shadow="none"/>
    </style:style>
    <style:style style:name="T15" style:family="text">
      <style:text-properties fo:language="fr" fo:country="FR" officeooo:rsid="001237ae" fo:background-color="transparent" loext:char-shading-value="0" loext:shadow="none"/>
    </style:style>
    <style:style style:name="T16" style:family="text">
      <style:text-properties fo:color="#000000" style:font-name="Times New Roman" fo:font-size="12pt" fo:language="fr" fo:country="FR" fo:font-weight="normal" officeooo:rsid="00958c10" style:font-size-asian="12pt" style:language-asian="en" style:country-asian="US" style:font-weight-asian="normal" style:font-size-complex="12pt" style:language-complex="ar" style:country-complex="SA" style:font-weight-complex="bold"/>
    </style:style>
    <style:style style:name="T17" style:family="text">
      <style:text-properties fo:color="#000000" style:font-name="Times New Roman" fo:font-size="12pt" fo:language="fr" fo:country="FR" fo:font-weight="normal" officeooo:rsid="0095e352" style:font-size-asian="12pt" style:language-asian="en" style:country-asian="US" style:font-weight-asian="normal" style:font-size-complex="12pt" style:language-complex="ar" style:country-complex="SA" style:font-weight-complex="bold"/>
    </style:style>
    <style:style style:name="T18" style:family="text">
      <style:text-properties fo:color="#000000" style:font-name="Times New Roman" fo:font-size="12pt" fo:language="fr" fo:country="FR" fo:font-weight="normal" officeooo:rsid="00961110" style:font-size-asian="12pt" style:language-asian="en" style:country-asian="US" style:font-weight-asian="normal" style:font-size-complex="12pt" style:language-complex="ar" style:country-complex="SA" style:font-weight-complex="bold"/>
    </style:style>
    <style:style style:name="T19" style:family="text">
      <style:text-properties fo:color="#000000" style:font-name="Times New Roman" fo:font-size="12pt" fo:language="fr" fo:country="FR" fo:font-weight="normal" officeooo:rsid="009a9627"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20" style:family="text">
      <style:text-properties fo:color="#000000" style:font-name="Times New Roman" fo:font-size="12pt" fo:language="fr" fo:country="FR" fo:font-weight="normal" officeooo:rsid="009b5a06"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21" style:family="text">
      <style:text-properties fo:color="#000000" style:font-name="Times New Roman" fo:font-size="12pt" fo:language="fr" fo:country="FR" fo:font-style="italic" fo:font-weight="normal" officeooo:rsid="0095e352" style:font-size-asian="12pt" style:language-asian="en" style:country-asian="US" style:font-style-asian="italic" style:font-weight-asian="normal" style:font-size-complex="12pt" style:language-complex="ar" style:country-complex="SA" style:font-style-complex="italic" style:font-weight-complex="bold"/>
    </style:style>
    <style:style style:name="T22" style:family="text">
      <style:text-properties fo:color="#000000" style:font-name="Times New Roman" fo:font-size="12pt" fo:font-weight="normal" officeooo:rsid="009a9627" fo:background-color="transparent" loext:char-shading-value="0" style:font-size-asian="12pt" style:font-weight-asian="normal" style:font-size-complex="12pt" style:font-weight-complex="bold" loext:shadow="none"/>
    </style:style>
    <style:style style:name="T23" style:family="text">
      <style:text-properties fo:color="#000000" style:font-name="Times New Roman" fo:font-size="12pt" fo:font-weight="normal" officeooo:rsid="009b5a06" fo:background-color="transparent" loext:char-shading-value="0" style:font-size-asian="12pt" style:font-weight-asian="normal" style:font-size-complex="12pt" style:font-weight-complex="bold" loext:shadow="none"/>
    </style:style>
    <style:style style:name="T24" style:family="text">
      <style:text-properties fo:color="#000000" style:font-name="Times New Roman" fo:font-size="12pt" fo:font-weight="normal" officeooo:rsid="009a9627"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25" style:family="text">
      <style:text-properties fo:color="#000000" style:font-name="Times New Roman" fo:font-size="12pt" fo:font-weight="normal" officeooo:rsid="009b5a06"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26" style:family="text">
      <style:text-properties fo:color="#000000" style:font-name="Times New Roman" fo:font-size="12pt" fo:font-weight="normal" officeooo:rsid="00958c10" style:font-size-asian="12pt" style:language-asian="en" style:country-asian="US" style:font-weight-asian="normal" style:font-size-complex="12pt" style:language-complex="ar" style:country-complex="SA" style:font-weight-complex="bold"/>
    </style:style>
    <style:style style:name="T27" style:family="text">
      <style:text-properties fo:color="#000000" style:font-name="Times New Roman" fo:font-size="12pt" fo:font-weight="normal" officeooo:rsid="0095e352" style:font-size-asian="12pt" style:language-asian="en" style:country-asian="US" style:font-weight-asian="normal" style:font-size-complex="12pt" style:language-complex="ar" style:country-complex="SA" style:font-weight-complex="bold"/>
    </style:style>
    <style:style style:name="T28" style:family="text">
      <style:text-properties fo:color="#000000" style:font-name="Times New Roman" fo:font-size="12pt" fo:font-weight="normal" officeooo:rsid="00961110" style:font-size-asian="12pt" style:language-asian="en" style:country-asian="US" style:font-weight-asian="normal" style:font-size-complex="12pt" style:language-complex="ar" style:country-complex="SA" style:font-weight-complex="bold"/>
    </style:style>
    <style:style style:name="T29" style:family="text">
      <style:text-properties fo:color="#000000" style:font-name="Times New Roman" fo:font-size="12pt" fo:font-style="italic" fo:font-weight="normal" officeooo:rsid="0095e352" style:font-size-asian="12pt" style:language-asian="en" style:country-asian="US" style:font-style-asian="italic" style:font-weight-asian="normal" style:font-size-complex="12pt" style:language-complex="ar" style:country-complex="SA" style:font-style-complex="italic" style:font-weight-complex="bold"/>
    </style:style>
    <style:style style:name="T30" style:family="text">
      <style:text-properties fo:color="#000000" fo:font-size="12pt" fo:language="fr" fo:country="FR" fo:font-weight="normal" officeooo:rsid="00958c10" style:font-size-asian="12pt" style:language-asian="en" style:country-asian="US" style:font-weight-asian="normal" style:font-size-complex="12pt" style:language-complex="ar" style:country-complex="SA" style:font-weight-complex="bold"/>
    </style:style>
    <style:style style:name="T31" style:family="text">
      <style:text-properties fo:color="#000000" fo:font-size="12pt" fo:language="fr" fo:country="FR" fo:font-weight="normal" officeooo:rsid="0095e352" style:font-size-asian="12pt" style:language-asian="en" style:country-asian="US" style:font-weight-asian="normal" style:font-size-complex="12pt" style:language-complex="ar" style:country-complex="SA" style:font-weight-complex="bold"/>
    </style:style>
    <style:style style:name="T32" style:family="text">
      <style:text-properties fo:color="#000000" fo:font-size="12pt" fo:language="fr" fo:country="FR" fo:font-weight="normal" officeooo:rsid="00961110" style:font-size-asian="12pt" style:language-asian="en" style:country-asian="US" style:font-weight-asian="normal" style:font-size-complex="12pt" style:language-complex="ar" style:country-complex="SA" style:font-weight-complex="bold"/>
    </style:style>
    <style:style style:name="T33" style:family="text">
      <style:text-properties fo:color="#000000" fo:font-size="12pt" fo:language="fr" fo:country="FR" fo:font-weight="normal" officeooo:rsid="009a9627"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34" style:family="text">
      <style:text-properties fo:color="#000000" fo:font-size="12pt" fo:language="fr" fo:country="FR" fo:font-weight="normal" officeooo:rsid="009b5a06"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35" style:family="text">
      <style:text-properties fo:color="#000000" fo:font-size="12pt" fo:language="fr" fo:country="FR" fo:font-style="italic" fo:font-weight="normal" officeooo:rsid="0095e352" style:font-size-asian="12pt" style:language-asian="en" style:country-asian="US" style:font-style-asian="italic" style:font-weight-asian="normal" style:font-size-complex="12pt" style:language-complex="ar" style:country-complex="SA" style:font-style-complex="italic" style:font-weight-complex="bold"/>
    </style:style>
    <style:style style:name="T36" style:family="text">
      <style:text-properties fo:color="#000000" style:font-name="Caladea" fo:font-size="12pt" fo:language="fr" fo:country="FR" fo:font-weight="normal" officeooo:rsid="00958c10" style:font-size-asian="12pt" style:language-asian="en" style:country-asian="US" style:font-weight-asian="normal" style:font-size-complex="12pt" style:language-complex="ar" style:country-complex="SA" style:font-weight-complex="bold"/>
    </style:style>
    <style:style style:name="T37" style:family="text">
      <style:text-properties fo:color="#000000" style:font-name="Caladea" fo:font-size="12pt" fo:language="fr" fo:country="FR" fo:font-weight="normal" officeooo:rsid="0095e352" style:font-size-asian="12pt" style:language-asian="en" style:country-asian="US" style:font-weight-asian="normal" style:font-size-complex="12pt" style:language-complex="ar" style:country-complex="SA" style:font-weight-complex="bold"/>
    </style:style>
    <style:style style:name="T38" style:family="text">
      <style:text-properties fo:color="#000000" style:font-name="Caladea" fo:font-size="12pt" fo:language="fr" fo:country="FR" fo:font-weight="normal" officeooo:rsid="00961110" style:font-size-asian="12pt" style:language-asian="en" style:country-asian="US" style:font-weight-asian="normal" style:font-size-complex="12pt" style:language-complex="ar" style:country-complex="SA" style:font-weight-complex="bold"/>
    </style:style>
    <style:style style:name="T39" style:family="text">
      <style:text-properties fo:color="#000000" style:font-name="Caladea" fo:font-size="12pt" fo:language="fr" fo:country="FR" fo:font-style="italic" fo:font-weight="normal" officeooo:rsid="0095e352" style:font-size-asian="12pt" style:language-asian="en" style:country-asian="US" style:font-style-asian="italic" style:font-weight-asian="normal" style:font-size-complex="12pt" style:language-complex="ar" style:country-complex="SA" style:font-style-complex="italic" style:font-weight-complex="bold"/>
    </style:style>
    <style:style style:name="T40" style:family="text">
      <style:text-properties fo:color="#000099" style:font-name="Times New Roman" fo:font-size="18pt" fo:language="fr" fo:country="FR" fo:font-weight="bold" officeooo:rsid="00961110" style:font-size-asian="18pt" style:language-asian="en" style:country-asian="US" style:font-weight-asian="bold" style:font-size-complex="18pt" style:language-complex="ar" style:country-complex="SA" style:font-weight-complex="bold"/>
    </style:style>
    <style:style style:name="T41" style:family="text">
      <style:text-properties fo:color="#000099" style:font-name="Times New Roman"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42" style:family="text">
      <style:text-properties fo:color="#000099" style:font-name="Times New Roman" fo:font-size="18pt" fo:language="fr" fo:country="FR" fo:font-weight="bold" officeooo:rsid="009a9627" style:font-size-asian="18pt" style:language-asian="en" style:country-asian="US" style:font-weight-asian="bold" style:font-size-complex="18pt" style:language-complex="ar" style:country-complex="SA" style:font-weight-complex="bold"/>
    </style:style>
    <style:style style:name="T43" style:family="text">
      <style:text-properties fo:color="#000099" style:font-name="Times New Roman" fo:font-size="18pt" fo:font-weight="bold" officeooo:rsid="00961110" style:font-size-asian="18pt" style:language-asian="en" style:country-asian="US" style:font-weight-asian="bold" style:font-size-complex="18pt" style:language-complex="ar" style:country-complex="SA" style:font-weight-complex="bold"/>
    </style:style>
    <style:style style:name="T44" style:family="text">
      <style:text-properties fo:color="#000099" style:font-name="Times New Roman" fo:font-size="18pt" fo:font-weight="bold" officeooo:rsid="006872e6" style:font-size-asian="18pt" style:language-asian="en" style:country-asian="US" style:font-weight-asian="bold" style:font-size-complex="18pt" style:language-complex="ar" style:country-complex="SA" style:font-weight-complex="bold"/>
    </style:style>
    <style:style style:name="T45" style:family="text">
      <style:text-properties fo:color="#000099" style:font-name="Times New Roman" fo:font-size="18pt" fo:font-weight="bold" officeooo:rsid="009a9627" style:font-size-asian="18pt" style:language-asian="en" style:country-asian="US" style:font-weight-asian="bold" style:font-size-complex="18pt" style:language-complex="ar" style:country-complex="SA" style:font-weight-complex="bold"/>
    </style:style>
    <style:style style:name="T46" style:family="text">
      <style:text-properties fo:color="#000099" fo:font-size="18pt" fo:language="fr" fo:country="FR" fo:font-weight="bold" officeooo:rsid="00961110" style:font-size-asian="18pt" style:language-asian="en" style:country-asian="US" style:font-weight-asian="bold" style:font-size-complex="18pt" style:language-complex="ar" style:country-complex="SA" style:font-weight-complex="bold"/>
    </style:style>
    <style:style style:name="T47" style:family="text">
      <style:text-properties fo:color="#000099"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48" style:family="text">
      <style:text-properties fo:color="#000099" fo:font-size="18pt" fo:language="fr" fo:country="FR" fo:font-weight="bold" officeooo:rsid="009a9627" style:font-size-asian="18pt" style:language-asian="en" style:country-asian="US" style:font-weight-asian="bold" style:font-size-complex="18pt" style:language-complex="ar" style:country-complex="SA" style:font-weight-complex="bold"/>
    </style:style>
    <style:style style:name="T49" style:family="text">
      <style:text-properties fo:color="#000099" style:font-name="Caladea" fo:font-size="18pt" fo:language="fr" fo:country="FR" fo:font-weight="bold" officeooo:rsid="00961110" style:font-size-asian="18pt" style:language-asian="en" style:country-asian="US" style:font-weight-asian="bold" style:font-size-complex="18pt" style:language-complex="ar" style:country-complex="SA" style:font-weight-complex="bold"/>
    </style:style>
    <style:style style:name="T50" style:family="text">
      <style:text-properties fo:color="#000099" style:font-name="Caladea"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51" style:family="text">
      <style:text-properties fo:color="#000099" style:font-name="Caladea" fo:font-size="18pt" fo:language="fr" fo:country="FR" fo:font-weight="bold" officeooo:rsid="009a9627" style:font-size-asian="18pt" style:language-asian="en" style:country-asian="US" style:font-weight-asian="bold" style:font-size-complex="18pt" style:language-complex="ar" style:country-complex="SA" style:font-weight-complex="bold"/>
    </style:style>
    <style:style style:name="T52"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Points techniques</text:h>
      <text:h text:style-name="P26" text:outline-level="2">Implémentation du drag’n drop</text:h>
      <text:p text:style-name="P8"><text:bookmark text:name="docs-internal-guid-180adc4a-7fff-294a-b62e-ffca0fcc4f0d"/>L’implémentation du drag’n drop était pour nous un point crucial dans l’aboutissement du projet. Il s’agissait de pouvoir augmenter l’implication du joueur dans les phases de questions/réponses, phases où il ne pouvait alors que cliquer sur des boutons ou taper du texte dans des zones précises. Le drag’n drop était un moyen de rendre le jeu plus réaliste, moins linéaire pour le joueur : il ne s’agit plus de répondre du texte dans un cadre puis de cliquer sur un bouton, toute la page devient un champ de réponse et le joueur peut en manipuler les éléments à sa guise.</text:p>
      <text:p text:style-name="P11">Ce que nous voulions était très clair, nous avions des éléments de réponse (des nombres et des mots) et nous voulions que l’utilisateur les déplace là où ils devaient aller. Cela permettait de rendre plus simple la vérification des réponses (impossible de confondre ‘SeleCT’ avec ‘SELECT’ ou d’écrire 213587 au lieu de 213687 par exemple) et pour l’utilisateur il est plus agréable de savoir ce qui est attendu dans sa réponse plutôt que de devoir trouver lui-même les différents éléments ainsi que leur occurrence.</text:p>
      <text:p text:style-name="P12">En soit le drag’n drop existe déjà nativement sous Unity (dans leur documentation C#) mais les principales difficultés était de comprendre de quelles fonctionnalités de la documentation nous avions besoin et de quelle façon les utiliser pour faire fonctionner notre drag’n drop. En effet, nous avions notre propre définition du drag’n drop mais celle de Unity est beaucoup plus large.</text:p>
      <text:p text:style-name="P11">Il a donc fallu apprendre les termes du drag’n drop. Les éléments que nous avions étaient des gameObjects (les éléments de réponse) et ces gameObjects se situent dans des panels (des zones). Un gameObject doit être ‘draggable’ (on peut le prendre avec la souris pour le déplacer dans une autre zone) et un panel doit être ‘droppable’ (on peut y poser un objet ‘draggable’). Une fois ça compris, il fallait le mettre en place. Nous avons décidé de faire deux scripts : ‘draggable’ et ‘dropZone’. Il suffisait ensuite écrire le code de ces scripts et les ajouter aux gameObjects et panels voulus. </text:p>
      <text:p text:style-name="P13"><text:span text:style-name="T55">En ce qui concerne le code du drag’n drop nous n’avons pas eu trop de problèmes car nous avions trouvé des aides sur Internet. Pour les deux scripts il y a trois état prévus par la documentation : le </text:span><text:span text:style-name="T56">début du drag</text:span><text:span text:style-name="T55">, </text:span><text:span text:style-name="T56">pendant le drag</text:span><text:span text:style-name="T55">, la </text:span><text:span text:style-name="T56">fin du drag</text:span><text:span text:style-name="T54"> </text:span><text:span text:style-name="T55">et quand la souris arrive sur la zone de drop, quand elle sort de la zone de drop et quand elle </text:span><text:span text:style-name="T56">drop l’élément</text:span><text:span text:style-name="T55">. Nous avons utilisé quatre des six états. Avec l’aide de vidéos tutoriels nous avons pu écrire les morceaux de code et les placer dans les bonnes parties. En soit, le ‘drag’n drop’ fonctionnait. C’est à dire que nous pouvions déplacer des éléments d’un endroit de l’écran à un autre. C’est ensuite que les problèmes sont arrivés.</text:span></text:p>
      <text:p text:style-name="P12">Jusque là nous avions juste pensé à faire fonctionner notre drag’n drop mais nous n’avions pas pensé à la suite. En effet, déjà nous avions une contrainte à gérer : on ne doit pas pouvoir placer plusieurs éléments de réponse dans une même zone de réponse ; et nous n’avions pas prévu le code permettant de vérifier que l’utilisateur a correctement répondu à la question.</text:p>
      <text:h text:style-name="P27" text:outline-level="4">Résolution de la contrainte</text:h>
      <text:p text:style-name="P10">Pour résoudre la contrainte du nombre d’éléments par zone de réponse nous savions que le code n’était pas très compliqué, nous avions également une idée assez précise de comment procéder. Le problème était surtout que nous n’avions plus d’aide extérieur, il fallait beaucoup <text:soft-page-break/>plus approfondir notre compréhension du système de drag’n drop sous Unity et modifier les scripts de ‘draggable’ et ‘droppable’ pour qu’ils répondent en plus à notre besoin.</text:p>
      <text:p text:style-name="P11">Le fonctionnement général n’était pas très compliqué. Au début tous les éléments de réponse sont dans la même zone, un panel particulier car il peut contenir plusieurs éléments. Ensuite le joueur doit placer ces éléments dans des panels qui eux ne doivent contenir qu’un seul élément. Chaque dropzone doit donc avoir deux caractéristique : multi-élément et pleine. Dans les deux cas il s’agit d’un booléen (variable de valeur oui ou non). Pour l’attribut ‘ multi-élément’ c’est nous qui disons à Unity si un panel est multi-élément ou non, pour l’attribut ‘pleine’ c’est au programme de gérer automatiquement cet état, par défaut sur ‘non’.</text:p>
      <text:p text:style-name="P12">Le plus dur a ensuite été de préciser comment le programme gère l’attribut ‘pleine’ et de trouver dans quelles parties du programme (début du drag, pendant, à la fin…) il fallait placer les morceaux de code correspondant. Le problème était que lors du drag’n drop nous pouvions détecter dans quelle panel nous arrivions, donc s’il était vide (et ne devait contenir qu’un seul élément) nous pouvions lui dire qu’il était plein. Cependant nous ne pouvions pas savoir d’où provenait l’élément et donc il était impossible de rendre libre cette zone si elle était pleine. En effet, lors du déplacement de l’élément, celui-ci n’a plus de ‘parent’ et à la fin du déplacement on lui assigne son nouveau ‘parent’. La solution a été d’ajouter un nouvel attribut aux éléments : leur ancien ‘parent’. Une fois cette solution trouvée nous avions accès au panel d’origine d’un gameObject et lorsque celui-ci changeait de valeur (donc en cas de déplacement dans une nouvelle zone) nous pouvions rendre ce panel libre (s’il ne s’agissait pas du panel multi-éléments). Une fois le code écrit et quelques tests, tout marchait très bien.</text:p>
      <text:h text:style-name="P27" text:outline-level="4">Vérification de la réponse</text:h>
      <text:p text:style-name="P11">La vérification de la réponse a été laborieuse à mettre en place et elle mériterait encore quelques ajustements. Globalement il s’agit simplement de savoir si les gameObjects sont dans les bons panels. Cela soulève trois interrogations : quand regarde-t-on si l’utilisateur a réussi ? comment peut-on savoir s’il a réussi ? (de quelle façon peut-on accéder au gameObject de chaque panel ainsi qu’à la valeur qu’il contient ?) et comment gère-t-on le fait que l’utilisateur n’ai pas réussi ?</text:p>
      <text:p text:style-name="P11">Il faut savoir qu’il est possible d’attacher un script sur tous les objets de Unity (gameObject, image, panel, joueur...) et chaque script possède par défaut une fonction ‘update()’ que Unity exécute automatiquement 20 fois par seconde. Nous avons donc décidé d’attacher un script VérificationDragNDropX au panel parent de tous nos panels de réponse ; pour chacun des modules utilisant le drag’n drop (en fait un panel est un dossier du point de vue de l’arborescence du projet). Il est probable qu’il y a une façon de faire moins plus optimisée mais au moins de cette façon nous étions sûr que la vérification des réponses était faite au bon moment.</text:p>
      <text:p text:style-name="P12">Pour savoir si l’utilisateur a réussi nous n’avons pas encore trouvé de solution à la fois facile à mettre en place et parfaitement fonctionnelle. En mettant le script sur le panel parent des panels de réponse nous avons directement accès aux panels des réponses (qui sont des dropZone) en écrivant nomPanelRéponse.blablabla (après le point nous mettons le nom de la fonctionnalité que nous voulons utiliser). Nous avions donc accès aux zones de réponse. Ensuite après quelques recherches nous avons réussi à accéder au gameObject contenu dans une zone de réponse (notamment à son nom car sa valeur se trouve dans un attribut text d’un gameObject lui-même à l’intérieur de notre gameObject). Nous avons donc utilisé le nom des éléments de réponse pour vérifier s’il s’agissait de la bonne réponse. La limite de cette solution commence lorsque plusieurs éléments de nom différent peuvent aller dans une même zone (cas du module de compta où il a <text:soft-page-break/>deux gameObjects qui portent la même valeur). On se retrouve alors avec des lignes de code à rallonge, ce qui rend le code plus difficile à lire.</text:p>
      <text:p text:style-name="P12">Enfin il reste le cas où l’utilisateur ne trouve pas la bonne réponse. Actuellement nous ne faisons tout simplement rien, non pas parce que nous n’avons pas voulu essayer autre-chose mais tout simplement car pas de réponse correspond à une mauvaise réponse dans le système de score. Cela peut cependant faire buguer le compteur de questions répondus mais le jeu est quand même fonctionnel. Cette astuce nous a évité de devoir repenser notre système de gestion du score, nous avons ainsi évité une perte folle de temps.</text:p>
      <text:p text:style-name="P9"><text:line-break/></text:p>
      <text:h text:style-name="P16" text:outline-level="3">Bilan personnel</text:h>
      <text:p text:style-name="P24">De tous les projets que nous avons réalisé à l’IUT, celui-ci est de loin celui qui aura été le plus enrichissant. Depuis le S1 nous avons souvent travaillé en groupe et avons réalisé divers projets en Web, algorithmie, Java, IHM, Java/mySQL, UML et PHP/mariaDB mais nous n’avons jamais vraiment eu l’occasion de combiner ces technologies.</text:p>
      <text:p text:style-name="P22">Lors du développement j’ai pu d’un côté renforcer mes compétences mais aussi comprendre beaucoup mieux pourquoi nous avons vu ces technologies, notamment la SQL. En effet, lors des TP nous avions juste des questions sur des tables données dans l’énoncé mais là nous avions un cas réel. En TP je ne comprenais pas pourquoi nous devions savoir utiliser telle ou telle commande et quel était l’intérêt de nous poser des questions complexes sur des conditions avec des jointures de tables... À présent non seulement j’ai compris que cela avait une réelle utilité mais surtout j’ai réussi à le faire (il faut savoir que j’étais vraiment très mauvais en SQL au S1 et S2). Il s’agissait de l’exemple le plus pertinent mais j’ai aussi compris l’utilité de la séparation entre l’IHM et les traitements alors que je ne savais absolument pas faire d’IHM en Java avant ce projet (mon module d’IHM au S2 ne s’est pas très bien déroulé...).</text:p>
      <text:p text:style-name="P23">Le travail avec Mélodie n’a pas été évident, surtout au début car nous n’avons pas les mêmes méthodes de travail mais nous avons su nous adapter. L’avantage était que Mélodie est très portée sur l’aspect graphique et l’ergonomie alors que j’ai une préférence pour l’algorithmie et le développement back-end. Nous étions donc plutôt équilibré à ce niveau là.</text:p>
      <text:p text:style-name="P17">Ayant déjà géré des petites équipes j’ai pris le rôle du chef de projet. Mon objectif était d’impliquer Mélodie au maximum dans le projet même si notre différence de niveau en développement était importante. Au début nous avons travaillé ensemble sur le PHP et j’ai aidé Mélodie à se familiariser avec la structure MVC. Elle a vite compris comment se servir de la partie back-end (classes / modèles) et j’ai pu m’impliquer davantage sur le java. Une fois cette phase passée nous avons pu tous deux travailler ensemble très efficacement. J’ai constaté que Mélodie s’impliquait de plus en plus et était bien plus à l’aise et confiante sur son travail. Nous faisions des points à chaque séance sur notre avancement et en cas de besoin sur la partie back-end du PHP elle m’en parlait et je m’occupais d’implémenter les fonctions dont elle avait besoin. À la fin du projet elle a d’ailleurs réussi à implémenter de A à Z la gestion des photos que nous pensions ne pas faire par manque de temps. De mon côté j’ai plusieurs fois eu besoin d’elle sur l’IHM pour avoir sa vision et des idées d’améliorations. Nous étions donc faibles en nombre mais redoutables en créativité et réactivité face aux problèmes.</text:p>
      <text:p text:style-name="P17"><text:span text:style-name="T10"><text:tab/>J’estime que ce projet est une excellente expérience et qu’il m’a beaucoup apporté tant au niveau des connaissances techniques que du travail en équipe et de la gestion de groupe. </text:span></text:p>
      <text:p text:style-name="P17"><text:span text:style-name="T10"/></text:p>
      <text:p text:style-name="P17"><text:span text:style-name="T10"/></text:p>
      <text:p text:style-name="P17"><text:span text:style-name="T10"/></text:p>
      <text:p text:style-name="P20"><text:span text:style-name="Police_20_par_20_défaut"><text:span text:style-name="T49">Rappel du projet</text:span></text:span></text:p>
      <text:p text:style-name="P19"><text:span text:style-name="Police_20_par_20_défaut"><text:span text:style-name="T36"><text:tab/>N</text:span></text:span><text:span text:style-name="Police_20_par_20_défaut"><text:span text:style-name="T37">otre projet tuteuré s’intitule « Es-tu fait pour le DUT informatique ». Il s’agit d’un </text:span></text:span><text:span text:style-name="Police_20_par_20_défaut"><text:span text:style-name="T39">serious game</text:span></text:span><text:span text:style-name="Police_20_par_20_défaut"><text:span text:style-name="T37"> que permet à un lycéen d’avoir une idée de ce qu’est le DUT informatique et de savoir si cela peut lui convenir. Le jeu se présente en trois parties : le menu d’accueil, la carte principale et les </text:span></text:span><text:soft-page-break/><text:span text:style-name="Police_20_par_20_défaut"><text:span text:style-name="T37">modules. Le menu permet de connaître les contrôles pour jouer, la carte principale permet </text:span></text:span><text:span text:style-name="Police_20_par_20_défaut"><text:span text:style-name="T38">au joueur de se déplacer dans un petit village, de consulter son score en interagissant avec un panneau et de découvrir les modules en entrant dans les maisons du village. Les modules eux sont de formes variés. Ils permettent d’avoir un petit cours d’introduction du module et propose au joueur de répondre à quelques questions pour voir s’il a compris et si cela lui plaît. Une fois tous les modules terminés, le joueur peut aller consulter son score final et un message lui indique s’il semble fait ou non pour le DUT informatique en fonctions de son score.</text:span></text:span></text:p>
      <text:p text:style-name="P19"><text:span text:style-name="Police_20_par_20_défaut"><text:span text:style-name="T38">Le projet a été réalisé avec le moteur de jeu Unity, nous y avons ajouté des graphismes du jeu Pokemon ainsi que des scripts codés en langage C#. Valentin ayant le plus de connaissances sur Unity avait le rôle du chef de projet. Il s’occupait de dire ce qu’il fallait faire et de créer des outils que nous utilisions par la suite comme l’affichage du texte à l’écran. Une grosse partie de son travail consistait aussi à corriger les bugs. Jeremy, Oriane, Matteo et moi-même étions chargés d’inventer puis d’implémenter les différents modules au jeu.</text:span></text:span></text:p>
      <text:p text:style-name="P20"><text:bookmark-start text:name="__DdeLink__271_1992148512113"/><text:span text:style-name="Police_20_par_20_défaut"><text:span text:style-name="T50"><text:tab/></text:span></text:span><text:bookmark-end text:name="__DdeLink__271_1992148512113"/><text:span text:style-name="Police_20_par_20_défaut"><text:span text:style-name="T51">Compte rendu de la réunion</text:span></text:span></text:p>
      <text:p text:style-name="P18"><text:span text:style-name="Police_20_par_20_défaut"><text:span text:style-name="T33"><text:tab/>Cette réunion aura été la première où nous avons parlé de nos projets pour le S4. Elle nous a permit de faire un point sur notre présentation avec M. Leroux et nous avons pu commencer sérieusement à préparer notre organisation pour le S4. En effet, nous avons pu lister une grosse partie des tâches qu’il nous reste à réaliser et nous pourrons discuter de la répartition des tâches lors de notre prochaine réunion au début du S4. </text:span></text:span><text:span text:style-name="Police_20_par_20_défaut"><text:span text:style-name="T34">Nous avons pu nous rendre compte de l’aboutissement de notre projet et c’est une satisfaction personnelle assez forte de constater que même si nous n’en avons pas fait autant que prévu, notre projet est quand même proche de ce que nous avions prévu et il est tout à fait fonctionne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Default_20_Paragraph_20_Font" style:display-name="Default Paragraph Font" style:family="text"/>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10T21:57:35.174000000</dc:date>
    <meta:editing-duration>PT1H1M10S</meta:editing-duration>
    <meta:editing-cycles>12</meta:editing-cycles>
    <meta:document-statistic meta:table-count="0" meta:image-count="0" meta:object-count="0" meta:page-count="5" meta:paragraph-count="29" meta:word-count="2275" meta:character-count="13446" meta:non-whitespace-character-count="11192"/>
  </office:meta>
</office:document-meta>
</file>